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c877" officeooo:paragraph-rsid="0016c877"/>
    </style:style>
    <style:style style:name="P2" style:family="paragraph" style:parent-style-name="Standard" style:list-style-name="L1">
      <style:text-properties officeooo:rsid="0018be89" officeooo:paragraph-rsid="0018be89"/>
    </style:style>
    <style:style style:name="P3" style:family="paragraph" style:parent-style-name="Standard" style:list-style-name="L1">
      <style:text-properties officeooo:rsid="001afb6d" officeooo:paragraph-rsid="001afb6d"/>
    </style:style>
    <style:style style:name="P4" style:family="paragraph" style:parent-style-name="Standard" style:list-style-name="L1">
      <style:text-properties officeooo:rsid="001c8d37" officeooo:paragraph-rsid="001c8d37"/>
    </style:style>
    <style:style style:name="P5" style:family="paragraph" style:parent-style-name="Standard" style:list-style-name="L1">
      <style:text-properties officeooo:rsid="001d59a7" officeooo:paragraph-rsid="001d59a7"/>
    </style:style>
    <style:style style:name="P6" style:family="paragraph" style:parent-style-name="Standard" style:list-style-name="L1">
      <style:text-properties officeooo:rsid="001e782c" officeooo:paragraph-rsid="001e782c"/>
    </style:style>
    <style:style style:name="T1" style:family="text">
      <style:text-properties officeooo:rsid="00193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93322953336586815" text:style-name="L1">
        <text:list-item>
          <text:p text:style-name="P1">Function definition must be put before calling the function</text:p>
        </text:list-item>
        <text:list-item>
          <text:p text:style-name="P2">docstring is used to as comment of a fuction</text:p>
          <text:list>
            <text:list-item>
              <text:p text:style-name="P2">single quotation <text:span text:style-name="T1">can be used like this</text:span> <text:s/></text:p>
            </text:list-item>
          </text:list>
        </text:list-item>
        <text:list-item>
          <text:p text:style-name="P3">position is important in positioned parameter</text:p>
          <text:list>
            <text:list-item>
              <text:p text:style-name="P4">to get rid of this problem, we can supply name of the parameter</text:p>
            </text:list-item>
            <text:list-item>
              <text:p text:style-name="P5">parameter name must be same</text:p>
            </text:list-item>
            <text:list-item>
              <text:p text:style-name="P6">parameter with with supplied name is called keyword parameter</text:p>
            </text:list-item>
            <text:list-item>
              <text:p text:style-name="P6">positional parameter and supplied parameter can add at the same time</text:p>
            </text:list-item>
            <text:list-item>
              <text:p text:style-name="P6">in that case positional parameter must came at first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0:30:34.115425140</meta:creation-date>
    <meta:generator>LibreOffice/4.2.8.2$Linux_X86_64 LibreOffice_project/420m0$Build-2</meta:generator>
    <dc:date>2015-10-19T12:47:27.911768296</dc:date>
    <meta:editing-duration>PT2H15M51S</meta:editing-duration>
    <meta:editing-cycles>7</meta:editing-cycles>
    <meta:document-statistic meta:table-count="0" meta:image-count="0" meta:object-count="0" meta:page-count="1" meta:paragraph-count="10" meta:word-count="88" meta:character-count="469" meta:non-whitespace-character-count="398"/>
  </office:meta>
</office:document-meta>
</file>